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4dfd" officeooo:paragraph-rsid="00184dfd"/>
    </style:style>
    <style:style style:name="P2" style:family="paragraph" style:parent-style-name="Standard" style:list-style-name="L1">
      <style:text-properties officeooo:rsid="00184dfd" officeooo:paragraph-rsid="00184d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Školská rada</text:p>
      <text:p text:style-name="P1">velikonoční 29. března až 2. dubna</text:p>
      <text:p text:style-name="P1">13. a 17. dubna přijímačky (pá, út)</text:p>
      <text:p text:style-name="P1">1. května svátek</text:p>
      <text:p text:style-name="P1">30. dubna poslední zvonění</text:p>
      <text:p text:style-name="P1">7. a 8. května volno</text:p>
      <text:p text:style-name="P1">4. dubna třídní schůzky</text:p>
      <text:p text:style-name="P1">26. března 1. až 3. hodina basket</text:p>
      <text:p text:style-name="P1">semináře budou</text:p>
      <text:p text:style-name="P1">Bufet 3. měsíc prodělává</text:p>
      <text:list xml:id="list3236155421336798751" text:style-name="L1">
        <text:list-item>
          <text:p text:style-name="P2">něco místo obědů</text:p>
        </text:list-item>
        <text:list-item>
          <text:p text:style-name="P2">nižší ceny</text:p>
        </text:list-item>
        <text:list-item>
          <text:p text:style-name="P2">placení kartou</text:p>
        </text:list-item>
        <text:list-item>
          <text:p text:style-name="P2">možnost tam jíst míso obědů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09:34:48.996433941</meta:creation-date>
    <dc:date>2018-03-09T09:42:07.725760855</dc:date>
    <meta:editing-duration>PT7M18S</meta:editing-duration>
    <meta:editing-cycles>1</meta:editing-cycles>
    <meta:generator>LibreOffice/5.1.6.2$Linux_x86 LibreOffice_project/10m0$Build-2</meta:generator>
    <meta:document-statistic meta:table-count="0" meta:image-count="0" meta:object-count="0" meta:page-count="1" meta:paragraph-count="14" meta:word-count="60" meta:character-count="308" meta:non-whitespace-character-count="266"/>
  </office:meta>
</office:document-meta>
</file>